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pMonitorAdapter.initiatingResynch( ServerProfile p , Resynch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otpMonitorAdapter.verificationFailed( ServerProfile p , Resynch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otpMonitorAdapter.resynchInProgress( ServerProfile p , Resynch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otpMonitorAdapter.verifying( Kerberos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otpMonitorAdapter.resynchCompleted( ServerProfile p , Resynch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otpMonitorAdapter.checkingLookahead( ServerProfile p , Resynch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otpMonitorAdapter.accountLocked( ServerProfile p , Resynch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otpMonitorAdapter.integrityCheckFailed( ServerProfile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otpMonitorAdapter.integrityCheckPassed( ServerProfile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